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4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ather Api key: <text:tab/>https://api.openweathermap.org/data/2.5/weather?q=Lahore&amp;Apikey=63a3cd06b2d09fdffa52d6ea642bda3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23:52:31.556166099</meta:creation-date>
    <dc:date>2021-01-06T23:52:59.993424703</dc:date>
    <meta:editing-duration>PT29S</meta:editing-duration>
    <meta:editing-cycles>1</meta:editing-cycles>
    <meta:document-statistic meta:table-count="0" meta:image-count="0" meta:object-count="0" meta:page-count="1" meta:paragraph-count="1" meta:word-count="4" meta:character-count="114" meta:non-whitespace-character-count="110"/>
    <meta:generator>LibreOffice/6.4.6.2$Linux_X86_64 LibreOffice_project/40$Build-2</meta:generator>
  </office:meta>
</office:document-meta>
</file>